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Standard" style:family="paragraph">
      <style:paragraph-properties fo:text-align="center"/>
      <style:text-properties fo:font-size="20pt" style:font-size-asian="20pt" style:font-size-complex="20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size="14pt" style:font-size-asian="14pt" style:font-size-complex="14pt"/>
    </style:style>
    <style:style style:name="P15" style:parent-style-name="Standard" style:family="paragraph">
      <style:text-properties fo:font-size="14pt" style:font-size-asian="14pt" style:font-size-complex="14pt"/>
    </style:style>
    <style:style style:name="P16" style:parent-style-name="Standard" style:family="paragraph">
      <style:text-properties fo:font-size="14pt" style:font-size-asian="14pt" style:font-size-complex="14pt"/>
    </style:style>
    <style:style style:name="P17" style:parent-style-name="Standard" style:family="paragraph">
      <style:text-properties fo:font-size="14pt" style:font-size-asian="14pt" style:font-size-complex="14pt"/>
    </style:style>
    <style:style style:name="P18" style:parent-style-name="Standard" style:family="paragraph">
      <style:text-properties fo:font-size="14pt" style:font-size-asian="14pt" style:font-size-complex="14pt"/>
    </style:style>
    <style:style style:name="P19" style:parent-style-name="Standard" style:family="paragraph">
      <style:text-properties fo:font-size="14pt" style:font-size-asian="14pt" style:font-size-complex="14pt"/>
    </style:style>
    <style:style style:name="P2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fo:font-size="14pt" style:font-size-asian="14pt" style:font-size-complex="14pt"/>
    </style:style>
    <style:style style:name="P22" style:parent-style-name="Standard" style:family="paragraph">
      <style:text-properties fo:font-size="14pt" style:font-size-asian="14pt" style:font-size-complex="14pt"/>
    </style:style>
    <style:style style:name="P23" style:parent-style-name="Standard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Spécifications détaillées</text:p>
      <text:p text:style-name="P2">DicoBomb</text:p>
      <text:p text:style-name="P3"/>
      <text:p text:style-name="P4">But :</text:p>
      <text:p text:style-name="P5">Le but du projet est de créer un jeu en ligne ludique et agréable permettant à des joueurs de s'amuser et d'apprendre ensembles. Notre montée en compétence est également un des enjeux de ce projet.</text:p>
      <text:p text:style-name="P6"/>
      <text:p text:style-name="P7">Rôles de chacun :</text:p>
      <text:p text:style-name="P8">Cyril SABOURAULT : Responsable de la partie réseau<text:s/>aide à la partie jeu</text:p>
      <text:p text:style-name="P9">Benoit MENARD : Aide réseau et jeu</text:p>
      <text:p text:style-name="P10">Lens-Hunnel Mbina Mbina : Responsable de la partie jeu</text:p>
      <text:p text:style-name="P11">Pierre Lannel : Maitrise d'ouvrage, GUI, jeu, réseau</text:p>
      <text:p text:style-name="P12"/>
      <text:p text:style-name="P13">Liste des outils utilisés :</text:p>
      <text:p text:style-name="P14">Github</text:p>
      <text:p text:style-name="P15">PlanZone</text:p>
      <text:p text:style-name="P16">Eclipse<text:s/>: intelliJ, windowbuilder</text:p>
      <text:p text:style-name="P17">Draw.io</text:p>
      <text:p text:style-name="P18"/>
      <text:p text:style-name="P19"/>
      <text:p text:style-name="P20">Architecture technologique :</text:p>
      <text:p text:style-name="P21">Modèle client-serveur, communicant via des sockets.</text:p>
      <text:p text:style-name="P22">Application codé en JAVA.</text:p>
      <text:p text:style-name="P23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LANNEL Pierre</meta:initial-creator>
    <dc:creator>LANNEL Pierre</dc:creator>
    <meta:creation-date>2015-10-12T15:03:00Z</meta:creation-date>
    <dc:date>2015-10-16T06:35:00Z</dc:date>
    <meta:template xlink:href="Normal.dotm" xlink:type="simple"/>
    <meta:editing-cycles>5</meta:editing-cycles>
    <meta:editing-duration>PT16320S</meta:editing-duration>
    <meta:document-statistic meta:page-count="1" meta:paragraph-count="1" meta:word-count="103" meta:character-count="671" meta:row-count="4" meta:non-whitespace-character-count="569"/>
  </office:meta>
</office:document-meta>
</file>